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bottom"/>
    </style:style>
    <style:style style:name="gr3" style:family="graphic" style:parent-style-name="objectwithoutfill">
      <style:graphic-properties draw:marker-start="Arrow" draw:marker-end="Arrow" draw:marker-end-width="0.3cm" draw:fill="none" draw:textarea-vertical-align="bottom"/>
    </style:style>
    <style:style style:name="gr4" style:family="graphic" style:parent-style-name="objectwithoutfill">
      <style:graphic-properties draw:marker-start="Arrow" draw:marker-end="" draw:marker-end-width="0.3cm" draw:fill="none" draw:textarea-vertical-align="bottom"/>
    </style:style>
    <style:style style:name="gr5" style:family="graphic" style:parent-style-name="objectwithoutfill">
      <style:graphic-properties draw:marker-start=""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6.51cm" svg:x="8.912cm" svg:y="2.345cm">
          <text:p text:style-name="P1">MC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26cm" svg:height="5.461cm" svg:x="17.696cm" svg:y="2.31cm">
          <text:p text:style-name="P1">LC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59cm" svg:y1="2.945cm" svg:x2="17.696cm" svg:y2="2.945cm">
          <text:p text:style-name="P1">DATA0...7</text:p>
        </draw:line>
        <draw:line draw:style-name="gr2" draw:text-style-name="P1" draw:layer="layout" svg:x1="13.758cm" svg:y1="3.786cm" svg:x2="17.696cm" svg:y2="3.834cm">
          <text:p text:style-name="P1">DC</text:p>
        </draw:line>
        <draw:line draw:style-name="gr2" draw:text-style-name="P1" draw:layer="layout" svg:x1="13.759cm" svg:y1="4.596cm" svg:x2="17.697cm" svg:y2="4.644cm">
          <text:p text:style-name="P1">CS</text:p>
        </draw:line>
        <draw:line draw:style-name="gr2" draw:text-style-name="P1" draw:layer="layout" svg:x1="13.759cm" svg:y1="5.437cm" svg:x2="17.697cm" svg:y2="5.485cm">
          <text:p text:style-name="P1">RESET</text:p>
        </draw:line>
        <draw:line draw:style-name="gr2" draw:text-style-name="P1" draw:layer="layout" svg:x1="13.759cm" svg:y1="6.247cm" svg:x2="17.697cm" svg:y2="6.295cm">
          <text:p text:style-name="P1">RW</text:p>
        </draw:line>
        <draw:line draw:style-name="gr2" draw:text-style-name="P1" draw:layer="layout" svg:x1="13.759cm" svg:y1="7.136cm" svg:x2="17.697cm" svg:y2="7.184cm">
          <text:p text:style-name="P1">EN</text:p>
        </draw:line>
        <draw:custom-shape draw:style-name="gr1" draw:text-style-name="P1" draw:layer="layout" svg:width="2.826cm" svg:height="2.286cm" svg:x="2.249cm" svg:y="2.31cm">
          <text:p text:style-name="P1">US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75cm" svg:y1="3.024cm" svg:x2="9.013cm" svg:y2="3.072cm">
          <text:p text:style-name="P1">D+</text:p>
        </draw:line>
        <draw:line draw:style-name="gr3" draw:text-style-name="P1" draw:layer="layout" svg:x1="5.075cm" svg:y1="3.913cm" svg:x2="9.013cm" svg:y2="3.961cm">
          <text:p text:style-name="P1">D-</text:p>
        </draw:line>
        <draw:custom-shape draw:style-name="gr1" draw:text-style-name="P2" draw:layer="layout" svg:width="2.826cm" svg:height="3.37cm" svg:x="2.193cm" svg:y="5.163cm">
          <text:p text:style-name="P2"><text:span text:style-name="T1">ENV28J60C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74cm" svg:y1="5.691cm" svg:x2="8.912cm" svg:y2="5.739cm">
          <text:p text:style-name="P1">CS</text:p>
        </draw:line>
        <draw:line draw:style-name="gr4" draw:text-style-name="P1" draw:layer="layout" svg:x1="4.975cm" svg:y1="6.453cm" svg:x2="8.913cm" svg:y2="6.501cm">
          <text:p text:style-name="P1">RESET</text:p>
        </draw:line>
        <draw:line draw:style-name="gr5" draw:text-style-name="P1" draw:layer="layout" svg:x1="4.975cm" svg:y1="7.263cm" svg:x2="8.913cm" svg:y2="7.311cm">
          <text:p text:style-name="P1">INT</text:p>
        </draw:line>
        <draw:line draw:style-name="gr3" draw:text-style-name="P1" draw:layer="layout" svg:x1="4.974cm" svg:y1="8.025cm" svg:x2="8.912cm" svg:y2="8.073cm">
          <text:p text:style-name="P1">SPI1</text:p>
        </draw:line>
        <draw:custom-shape draw:style-name="gr1" draw:text-style-name="P1" draw:layer="layout" svg:width="2.826cm" svg:height="2.286cm" svg:x="2.181cm" svg:y="9.041cm">
          <text:p text:style-name="P1">DEBUG</text:p>
          <text:p text:style-name="P1">USAR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975cm" svg:y1="9.549cm" svg:x2="8.913cm" svg:y2="9.597cm">
          <text:p text:style-name="P1">TX</text:p>
        </draw:line>
        <draw:line draw:style-name="gr5" draw:text-style-name="P1" draw:layer="layout" svg:x1="4.974cm" svg:y1="10.517cm" svg:x2="8.912cm" svg:y2="10.565cm">
          <text:p text:style-name="P1">RX</text:p>
        </draw:line>
        <draw:custom-shape draw:style-name="gr1" draw:text-style-name="P1" draw:layer="layout" svg:width="2.826cm" svg:height="3.162cm" svg:x="17.67cm" svg:y="8.252cm">
          <text:p text:style-name="P1">AD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38cm" svg:y1="9.041cm" svg:x2="17.676cm" svg:y2="9.089cm">
          <text:p text:style-name="P1">SPI2</text:p>
        </draw:line>
        <draw:line draw:style-name="gr2" draw:text-style-name="P1" draw:layer="layout" svg:x1="13.738cm" svg:y1="9.882cm" svg:x2="17.676cm" svg:y2="9.93cm">
          <text:p text:style-name="P1">CS</text:p>
        </draw:line>
        <draw:custom-shape draw:style-name="gr1" draw:text-style-name="P1" draw:layer="layout" svg:width="2.826cm" svg:height="2.313cm" svg:x="17.675cm" svg:y="11.846cm">
          <text:p text:style-name="P1">DA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38cm" svg:y1="13.476cm" svg:x2="17.676cm" svg:y2="13.524cm">
          <text:p text:style-name="P1">CS</text:p>
        </draw:line>
        <draw:line draw:style-name="gr3" draw:text-style-name="P1" draw:layer="layout" svg:x1="13.738cm" svg:y1="12.587cm" svg:x2="17.676cm" svg:y2="12.635cm">
          <text:p text:style-name="P1">SPI2</text:p>
        </draw:line>
        <draw:line draw:style-name="gr4" draw:text-style-name="P1" draw:layer="layout" svg:x1="20.557cm" svg:y1="8.747cm" svg:x2="24.495cm" svg:y2="8.795cm">
          <text:p text:style-name="P1">Volts</text:p>
        </draw:line>
        <draw:line draw:style-name="gr4" draw:text-style-name="P1" draw:layer="layout" svg:x1="20.557cm" svg:y1="9.509cm" svg:x2="24.495cm" svg:y2="9.557cm">
          <text:p text:style-name="P1">Amps</text:p>
        </draw:line>
        <draw:line draw:style-name="gr4" draw:text-style-name="P1" draw:layer="layout" svg:x1="20.558cm" svg:y1="10.271cm" svg:x2="24.496cm" svg:y2="10.319cm">
          <text:p text:style-name="P1">Temp 1</text:p>
        </draw:line>
        <draw:line draw:style-name="gr4" draw:text-style-name="P1" draw:layer="layout" svg:x1="20.558cm" svg:y1="11.033cm" svg:x2="24.496cm" svg:y2="11.081cm">
          <text:p text:style-name="P1">Temp 2</text:p>
        </draw:line>
        <draw:line draw:style-name="gr2" draw:text-style-name="P1" draw:layer="layout" svg:x1="20.558cm" svg:y1="12.43cm" svg:x2="24.496cm" svg:y2="12.478cm">
          <text:p text:style-name="P1">Set Amps</text:p>
        </draw:line>
        <draw:line draw:style-name="gr2" draw:text-style-name="P1" draw:layer="layout" svg:x1="13.8cm" svg:y1="15.097cm" svg:x2="17.738cm" svg:y2="15.145cm">
          <text:p text:style-name="P1">PWM</text:p>
        </draw:line>
        <draw:custom-shape draw:style-name="gr1" draw:text-style-name="P1" draw:layer="layout" svg:width="2.826cm" svg:height="1.424cm" svg:x="17.705cm" svg:y="14.562cm">
          <text:p text:style-name="P1">F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26cm" svg:height="2.313cm" svg:x="17.637cm" svg:y="16.494cm">
          <text:p text:style-name="P1">Rotary</text:p>
          <text:p text:style-name="P1">Enco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7cm" svg:y1="17.081cm" svg:x2="17.638cm" svg:y2="17.129cm">
          <text:p text:style-name="P1">A</text:p>
        </draw:line>
        <draw:line draw:style-name="gr4" draw:text-style-name="P1" draw:layer="layout" svg:x1="13.7cm" svg:y1="17.97cm" svg:x2="17.638cm" svg:y2="18.018cm">
          <text:p text:style-name="P1">B</text:p>
        </draw:line>
        <draw:custom-shape draw:style-name="gr1" draw:text-style-name="P1" draw:layer="layout" svg:width="2.826cm" svg:height="2.313cm" svg:x="2.238cm" svg:y="12.022cm">
          <text:p text:style-name="P1">FLASH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64cm" svg:y1="12.557cm" svg:x2="9.002cm" svg:y2="12.605cm">
          <text:p text:style-name="P1">SPI2</text:p>
        </draw:line>
        <draw:line draw:style-name="gr4" draw:text-style-name="P1" draw:layer="layout" svg:x1="5.063cm" svg:y1="13.573cm" svg:x2="9.001cm" svg:y2="13.621cm">
          <text:p text:style-name="P1">CS</text:p>
        </draw:line>
        <draw:custom-shape draw:style-name="gr1" draw:text-style-name="P1" draw:layer="layout" svg:width="2.826cm" svg:height="2.313cm" svg:x="2.27cm" svg:y="14.943cm">
          <text:p text:style-name="P1">FLASH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064cm" svg:y1="15.557cm" svg:x2="9.002cm" svg:y2="15.605cm">
          <text:p text:style-name="P1">SPI2</text:p>
        </draw:line>
        <draw:line draw:style-name="gr4" draw:text-style-name="P1" draw:layer="layout" svg:x1="5.064cm" svg:y1="16.573cm" svg:x2="9.002cm" svg:y2="16.621cm">
          <text:p text:style-name="P1">C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1T13:23:52.861657342</meta:creation-date>
    <dc:date>2014-09-08T16:49:10.278434980</dc:date>
    <meta:editing-duration>P8DT3H20M58S</meta:editing-duration>
    <meta:editing-cycles>13</meta:editing-cycles>
    <meta:generator>LibreOffice/4.2.4.2$Linux_X86_64 LibreOffice_project/420m0$Build-2</meta:generator>
    <meta:document-statistic meta:object-count="41"/>
  </office:meta>
</office:document-meta>
</file>